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draw:marker-start-width="0.242cm" draw:marker-end-width="0.242cm" draw:fill="solid" draw:fill-color="#adc5e7" fo:padding-top="0.014cm" fo:padding-bottom="0.014cm" fo:padding-left="0.014cm" fo:padding-right="0.014cm"/>
    </style:style>
    <style:style style:name="gr2" style:family="graphic" style:parent-style-name="standard">
      <style:graphic-properties draw:stroke="none" svg:stroke-width="0.028cm" draw:marker-start-width="0.242cm" draw:marker-end-width="0.242cm" draw:fill="solid" draw:fill-color="#fdc578"/>
    </style:style>
    <style:style style:name="gr3" style:family="graphic" style:parent-style-name="standard">
      <style:graphic-properties draw:stroke="none" svg:stroke-width="0.028cm" draw:marker-start-width="0.242cm" draw:marker-end-width="0.242cm" draw:fill="solid" draw:fill-color="#adc5e7"/>
    </style:style>
    <style:style style:name="gr4" style:family="graphic" style:parent-style-name="standard">
      <style:graphic-properties draw:stroke="solid" svg:stroke-width="0.028cm" svg:stroke-color="#000000" draw:marker-start-width="0.24cm" draw:marker-end-width="0.24cm" draw:stroke-linejoin="round" svg:stroke-linecap="butt" draw:fill="none" fo:padding-top="0.013cm" fo:padding-bottom="0.013cm" fo:padding-left="0.013cm" fo:padding-right="0.013cm"/>
    </style:style>
    <style:style style:name="gr5" style:family="graphic" style:parent-style-name="standard">
      <style:graphic-properties draw:stroke="solid" svg:stroke-width="0.028cm" svg:stroke-color="#000000" draw:marker-start-width="0.234cm" draw:marker-end-width="0.234cm" draw:stroke-linejoin="round" svg:stroke-linecap="butt" draw:fill="none" fo:padding-top="0.013cm" fo:padding-bottom="0.013cm" fo:padding-left="0.013cm" fo:padding-right="0.013cm"/>
    </style:style>
    <style:style style:name="gr6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111cm" fo:padding-top="0cm" fo:padding-bottom="0cm" fo:padding-left="0cm" fo:padding-right="0cm"/>
    </style:style>
    <style:style style:name="gr7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568cm" fo:min-width="3.355cm" fo:padding-top="0cm" fo:padding-bottom="0cm" fo:padding-left="0cm" fo:padding-right="0cm"/>
    </style:style>
    <style:style style:name="gr8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505cm" fo:padding-top="0cm" fo:padding-bottom="0cm" fo:padding-left="0cm" fo:padding-right="0cm"/>
    </style:style>
    <style:style style:name="gr9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386cm" fo:padding-top="0cm" fo:padding-bottom="0cm" fo:padding-left="0cm" fo:padding-right="0cm"/>
    </style:style>
    <style:style style:name="gr10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23cm" fo:padding-top="0cm" fo:padding-bottom="0cm" fo:padding-left="0cm" fo:padding-right="0cm"/>
    </style:style>
    <style:style style:name="gr11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162cm" fo:padding-top="0cm" fo:padding-bottom="0cm" fo:padding-left="0cm" fo:padding-right="0cm"/>
    </style:style>
    <style:style style:name="gr12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568cm" fo:min-width="2.707cm" fo:padding-top="0cm" fo:padding-bottom="0cm" fo:padding-left="0cm" fo:padding-right="0cm"/>
    </style:style>
    <style:style style:name="gr13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802cm" fo:min-width="1.383cm" fo:padding-top="0cm" fo:padding-bottom="0cm" fo:padding-left="0cm" fo:padding-right="0cm"/>
    </style:style>
    <style:style style:name="gr14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629cm" fo:padding-top="0cm" fo:padding-bottom="0cm" fo:padding-left="0cm" fo:padding-right="0cm"/>
    </style:style>
    <style:style style:name="gr15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942cm" fo:padding-top="0cm" fo:padding-bottom="0cm" fo:padding-left="0cm" fo:padding-right="0cm"/>
    </style:style>
    <style:style style:name="gr16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738cm" fo:min-width="0.563cm" fo:padding-top="0cm" fo:padding-bottom="0cm" fo:padding-left="0cm" fo:padding-right="0cm"/>
    </style:style>
    <style:style style:name="gr17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1.475cm" fo:min-width="0.844cm" fo:padding-top="0cm" fo:padding-bottom="0cm" fo:padding-left="0cm" fo:padding-right="0cm"/>
    </style:style>
    <style:style style:name="gr18" style:family="graphic" style:parent-style-name="standard">
      <style:graphic-properties draw:stroke="none" svg:stroke-color="#000000" draw:fill="none" draw:fill-color="#ffffff" fo:min-height="1.016cm"/>
    </style:style>
    <style:style style:name="gr19" style:family="graphic" style:parent-style-name="standard">
      <style:graphic-properties draw:stroke="none" svg:stroke-color="#000000" draw:fill="none" draw:fill-color="#ffffff" fo:min-height="0.889cm"/>
    </style:style>
    <style:style style:name="gr20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1.475cm" fo:min-width="0.678cm" fo:padding-top="0cm" fo:padding-bottom="0cm" fo:padding-left="0cm" fo:padding-right="0cm"/>
    </style:style>
    <style:style style:name="P1" style:family="paragraph">
      <loext:graphic-properties draw:fill="solid" draw:fill-color="#adc5e7"/>
      <style:text-properties style:font-name="CMU Serif"/>
    </style:style>
    <style:style style:name="P2" style:family="paragraph">
      <loext:graphic-properties draw:fill="solid" draw:fill-color="#fdc578"/>
      <style:text-properties style:font-name="CMU Serif"/>
    </style:style>
    <style:style style:name="P3" style:family="paragraph">
      <loext:graphic-properties draw:fill="none"/>
      <style:text-properties style:font-name="CMU Seri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style:font-name="CMU Serif" fo:font-size="10pt" style:font-size-asian="10pt" style:font-size-complex="10pt"/>
    </style:style>
    <style:style style:name="P6" style:family="paragraph">
      <loext:graphic-properties draw:fill="none"/>
      <style:paragraph-properties fo:text-align="start" style:writing-mode="lr-tb"/>
      <style:text-properties style:font-name="CMU Serif" fo:font-size="12pt" style:font-size-asian="12pt" style:font-size-complex="12pt"/>
    </style:style>
    <style:style style:name="P7" style:family="paragraph">
      <loext:graphic-properties draw:fill="none"/>
      <style:paragraph-properties fo:text-align="start" style:writing-mode="lr-tb"/>
      <style:text-properties style:font-name="CMU Serif" fo:font-size="16pt" style:font-size-asian="16pt" style:font-size-complex="16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</style:style>
    <style:style style:name="T1" style:family="text">
      <style:text-properties fo:color="#000000" style:font-name="CMU Serif" fo:font-size="10pt" style:font-size-asian="10pt" style:font-name-complex="Liberation Sans1" style:font-size-complex="10pt"/>
    </style:style>
    <style:style style:name="T2" style:family="text">
      <style:text-properties fo:color="#000000" style:font-name="CMU Serif" fo:font-size="12pt" fo:font-weight="bold" style:font-size-asian="12pt" style:font-name-complex="Liberation Sans1" style:font-size-complex="12pt" style:font-weight-complex="bold"/>
    </style:style>
    <style:style style:name="T3" style:family="text">
      <style:text-properties fo:color="#000000" style:font-name="CMU Serif" fo:font-size="16pt" style:font-size-asian="16pt" style:font-name-complex="Liberation Sans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.602cm" svg:height="1.601cm" svg:x="5.182cm" svg:y="5.536cm" svg:viewBox="0 0 1603 1602" draw:points="0,1602 1603,1602 1603,0 0,0">
          <text:p/>
        </draw:polygon>
        <draw:polygon draw:style-name="gr2" draw:text-style-name="P2" draw:layer="layout" svg:width="1.602cm" svg:height="1.601cm" svg:x="6.78cm" svg:y="5.536cm" svg:viewBox="0 0 1603 1602" draw:points="0,1602 1603,1602 1603,0 0,0">
          <text:p/>
        </draw:polygon>
        <draw:polygon draw:style-name="gr1" draw:text-style-name="P1" draw:layer="layout" svg:width="1.602cm" svg:height="1.601cm" svg:x="12.539cm" svg:y="6.549cm" svg:viewBox="0 0 1603 1602" draw:points="0,1602 1603,1602 1603,0 0,0">
          <text:p/>
        </draw:polygon>
        <draw:polygon draw:style-name="gr2" draw:text-style-name="P2" draw:layer="layout" svg:width="3.2cm" svg:height="1.601cm" svg:x="14.137cm" svg:y="6.549cm" svg:viewBox="0 0 3201 1602" draw:points="0,1602 3201,1602 3201,0 0,0">
          <text:p/>
        </draw:polygon>
        <draw:polygon draw:style-name="gr1" draw:text-style-name="P1" draw:layer="layout" svg:width="1.601cm" svg:height="1.601cm" svg:x="23.159cm" svg:y="5.761cm" svg:viewBox="0 0 1602 1602" draw:points="0,1602 1602,1602 1602,0 0,0">
          <text:p/>
        </draw:polygon>
        <draw:polygon draw:style-name="gr2" draw:text-style-name="P2" draw:layer="layout" svg:width="4.798cm" svg:height="1.601cm" svg:x="24.757cm" svg:y="5.761cm" svg:viewBox="0 0 4799 1602" draw:points="0,1602 4799,1602 4799,0 0,0">
          <text:p/>
        </draw:polygon>
        <draw:polygon draw:style-name="gr2" draw:text-style-name="P2" draw:layer="layout" svg:width="1.602cm" svg:height="1.601cm" svg:x="5.182cm" svg:y="7.134cm" svg:viewBox="0 0 1603 1602" draw:points="0,1602 1603,1602 1603,0 0,0">
          <text:p/>
        </draw:polygon>
        <draw:polygon draw:style-name="gr1" draw:text-style-name="P1" draw:layer="layout" svg:width="1.602cm" svg:height="1.601cm" svg:x="6.78cm" svg:y="7.134cm" svg:viewBox="0 0 1603 1602" draw:points="0,1602 1603,1602 1603,0 0,0">
          <text:p/>
        </draw:polygon>
        <draw:polygon draw:style-name="gr2" draw:text-style-name="P2" draw:layer="layout" svg:width="1.602cm" svg:height="1.601cm" svg:x="12.539cm" svg:y="8.147cm" svg:viewBox="0 0 1603 1602" draw:points="0,1602 1603,1602 1603,0 0,0">
          <text:p/>
        </draw:polygon>
        <draw:polygon draw:style-name="gr3" draw:text-style-name="P1" draw:layer="layout" svg:width="1.602cm" svg:height="1.601cm" svg:x="14.137cm" svg:y="8.147cm" svg:viewBox="0 0 1603 1602" draw:points="0,1602 1603,1602 1603,0 0,0">
          <text:p/>
        </draw:polygon>
        <draw:polygon draw:style-name="gr2" draw:text-style-name="P2" draw:layer="layout" svg:width="1.602cm" svg:height="1.601cm" svg:x="15.735cm" svg:y="8.147cm" svg:viewBox="0 0 1603 1602" draw:points="0,1602 1603,1602 1603,0 0,0">
          <text:p/>
        </draw:polygon>
        <draw:polygon draw:style-name="gr2" draw:text-style-name="P2" draw:layer="layout" svg:width="1.601cm" svg:height="1.601cm" svg:x="23.159cm" svg:y="7.359cm" svg:viewBox="0 0 1602 1602" draw:points="0,1602 1602,1602 1602,0 0,0">
          <text:p/>
        </draw:polygon>
        <draw:polygon draw:style-name="gr3" draw:text-style-name="P1" draw:layer="layout" svg:width="1.601cm" svg:height="1.601cm" svg:x="24.757cm" svg:y="7.359cm" svg:viewBox="0 0 1602 1602" draw:points="0,1602 1602,1602 1602,0 0,0">
          <text:p/>
        </draw:polygon>
        <draw:polygon draw:style-name="gr2" draw:text-style-name="P2" draw:layer="layout" svg:width="3.2cm" svg:height="1.601cm" svg:x="26.358cm" svg:y="7.359cm" svg:viewBox="0 0 3201 1602" draw:points="0,1602 3201,1602 3201,0 0,0">
          <text:p/>
        </draw:polygon>
        <draw:polygon draw:style-name="gr2" draw:text-style-name="P2" draw:layer="layout" svg:width="3.2cm" svg:height="1.601cm" svg:x="12.539cm" svg:y="9.745cm" svg:viewBox="0 0 3201 1602" draw:points="0,1602 3201,1602 3201,0 0,0">
          <text:p/>
        </draw:polygon>
        <draw:polygon draw:style-name="gr1" draw:text-style-name="P1" draw:layer="layout" svg:width="1.602cm" svg:height="1.601cm" svg:x="15.735cm" svg:y="9.745cm" svg:viewBox="0 0 1603 1602" draw:points="0,1602 1603,1602 1603,0 0,0">
          <text:p/>
        </draw:polygon>
        <draw:polygon draw:style-name="gr2" draw:text-style-name="P2" draw:layer="layout" svg:width="3.199cm" svg:height="1.601cm" svg:x="23.159cm" svg:y="8.957cm" svg:viewBox="0 0 3200 1602" draw:points="0,1602 3200,1602 3200,0 0,0">
          <text:p/>
        </draw:polygon>
        <draw:polygon draw:style-name="gr3" draw:text-style-name="P1" draw:layer="layout" svg:width="1.602cm" svg:height="1.601cm" svg:x="26.358cm" svg:y="8.957cm" svg:viewBox="0 0 1603 1602" draw:points="0,1602 1603,1602 1603,0 0,0">
          <text:p/>
        </draw:polygon>
        <draw:polygon draw:style-name="gr2" draw:text-style-name="P2" draw:layer="layout" svg:width="1.601cm" svg:height="1.601cm" svg:x="27.957cm" svg:y="8.957cm" svg:viewBox="0 0 1602 1602" draw:points="0,1602 1602,1602 1602,0 0,0">
          <text:p/>
        </draw:polygon>
        <draw:polygon draw:style-name="gr2" draw:text-style-name="P2" draw:layer="layout" svg:width="4.798cm" svg:height="1.601cm" svg:x="23.159cm" svg:y="10.555cm" svg:viewBox="0 0 4799 1602" draw:points="0,1602 4799,1602 4799,0 0,0">
          <text:p/>
        </draw:polygon>
        <draw:polygon draw:style-name="gr1" draw:text-style-name="P1" draw:layer="layout" svg:width="1.601cm" svg:height="1.601cm" svg:x="27.957cm" svg:y="10.555cm" svg:viewBox="0 0 1602 1602" draw:points="0,1602 1602,1602 1602,0 0,0">
          <text:p/>
        </draw:polygon>
        <draw:line draw:style-name="gr4" draw:text-style-name="P3" draw:layer="layout" svg:x1="5.182cm" svg:y1="5.539cm" svg:x2="8.385cm" svg:y2="5.539cm">
          <text:p/>
        </draw:line>
        <draw:line draw:style-name="gr4" draw:text-style-name="P3" draw:layer="layout" svg:x1="12.539cm" svg:y1="6.552cm" svg:x2="17.34cm" svg:y2="6.552cm">
          <text:p/>
        </draw:line>
        <draw:line draw:style-name="gr4" draw:text-style-name="P3" draw:layer="layout" svg:x1="23.162cm" svg:y1="5.764cm" svg:x2="29.558cm" svg:y2="5.764cm">
          <text:p/>
        </draw:line>
        <draw:line draw:style-name="gr4" draw:text-style-name="P3" draw:layer="layout" svg:x1="5.182cm" svg:y1="7.137cm" svg:x2="8.385cm" svg:y2="7.137cm">
          <text:p/>
        </draw:line>
        <draw:line draw:style-name="gr4" draw:text-style-name="P3" draw:layer="layout" svg:x1="12.539cm" svg:y1="8.15cm" svg:x2="17.34cm" svg:y2="8.15cm">
          <text:p/>
        </draw:line>
        <draw:line draw:style-name="gr4" draw:text-style-name="P3" draw:layer="layout" svg:x1="23.162cm" svg:y1="7.362cm" svg:x2="29.558cm" svg:y2="7.362cm">
          <text:p/>
        </draw:line>
        <draw:line draw:style-name="gr4" draw:text-style-name="P3" draw:layer="layout" svg:x1="5.182cm" svg:y1="8.735cm" svg:x2="8.385cm" svg:y2="8.735cm">
          <text:p/>
        </draw:line>
        <draw:line draw:style-name="gr4" draw:text-style-name="P3" draw:layer="layout" svg:x1="12.539cm" svg:y1="9.748cm" svg:x2="17.34cm" svg:y2="9.748cm">
          <text:p/>
        </draw:line>
        <draw:line draw:style-name="gr4" draw:text-style-name="P3" draw:layer="layout" svg:x1="23.162cm" svg:y1="8.96cm" svg:x2="29.558cm" svg:y2="8.96cm">
          <text:p/>
        </draw:line>
        <draw:line draw:style-name="gr4" draw:text-style-name="P3" draw:layer="layout" svg:x1="12.539cm" svg:y1="11.35cm" svg:x2="17.34cm" svg:y2="11.35cm">
          <text:p/>
        </draw:line>
        <draw:line draw:style-name="gr4" draw:text-style-name="P3" draw:layer="layout" svg:x1="23.162cm" svg:y1="10.562cm" svg:x2="24.764cm" svg:y2="10.562cm">
          <text:p/>
        </draw:line>
        <draw:line draw:style-name="gr4" draw:text-style-name="P3" draw:layer="layout" svg:x1="23.162cm" svg:y1="12.16cm" svg:x2="24.764cm" svg:y2="12.16cm">
          <text:p/>
        </draw:line>
        <draw:line draw:style-name="gr4" draw:text-style-name="P3" draw:layer="layout" svg:x1="24.76cm" svg:y1="10.562cm" svg:x2="26.362cm" svg:y2="10.562cm">
          <text:p/>
        </draw:line>
        <draw:line draw:style-name="gr4" draw:text-style-name="P3" draw:layer="layout" svg:x1="24.76cm" svg:y1="12.16cm" svg:x2="26.362cm" svg:y2="12.16cm">
          <text:p/>
        </draw:line>
        <draw:line draw:style-name="gr4" draw:text-style-name="P3" draw:layer="layout" svg:x1="26.358cm" svg:y1="10.562cm" svg:x2="27.96cm" svg:y2="10.562cm">
          <text:p/>
        </draw:line>
        <draw:line draw:style-name="gr4" draw:text-style-name="P3" draw:layer="layout" svg:x1="26.358cm" svg:y1="12.16cm" svg:x2="27.96cm" svg:y2="12.16cm">
          <text:p/>
        </draw:line>
        <draw:line draw:style-name="gr4" draw:text-style-name="P3" draw:layer="layout" svg:x1="27.96cm" svg:y1="10.562cm" svg:x2="29.558cm" svg:y2="10.562cm">
          <text:p/>
        </draw:line>
        <draw:line draw:style-name="gr4" draw:text-style-name="P3" draw:layer="layout" svg:x1="27.96cm" svg:y1="12.16cm" svg:x2="29.558cm" svg:y2="12.16cm">
          <text:p/>
        </draw:line>
        <draw:line draw:style-name="gr4" draw:text-style-name="P3" draw:layer="layout" svg:x1="23.162cm" svg:y1="12.16cm" svg:x2="29.558cm" svg:y2="12.16cm">
          <text:p/>
        </draw:line>
        <draw:line draw:style-name="gr4" draw:text-style-name="P3" draw:layer="layout" svg:x1="5.186cm" svg:y1="5.539cm" svg:x2="5.186cm" svg:y2="8.739cm">
          <text:p/>
        </draw:line>
        <draw:line draw:style-name="gr4" draw:text-style-name="P3" draw:layer="layout" svg:x1="6.784cm" svg:y1="5.539cm" svg:x2="6.784cm" svg:y2="8.739cm">
          <text:p/>
        </draw:line>
        <draw:line draw:style-name="gr5" draw:text-style-name="P3" draw:layer="layout" svg:x1="8.382cm" svg:y1="5.539cm" svg:x2="8.382cm" svg:y2="8.739cm">
          <text:p/>
        </draw:line>
        <draw:line draw:style-name="gr4" draw:text-style-name="P3" draw:layer="layout" svg:x1="12.542cm" svg:y1="6.552cm" svg:x2="12.542cm" svg:y2="11.35cm">
          <text:p/>
        </draw:line>
        <draw:line draw:style-name="gr4" draw:text-style-name="P3" draw:layer="layout" svg:x1="14.141cm" svg:y1="6.552cm" svg:x2="14.141cm" svg:y2="11.35cm">
          <text:p/>
        </draw:line>
        <draw:line draw:style-name="gr4" draw:text-style-name="P3" draw:layer="layout" svg:x1="15.739cm" svg:y1="6.552cm" svg:x2="15.739cm" svg:y2="11.35cm">
          <text:p/>
        </draw:line>
        <draw:line draw:style-name="gr4" draw:text-style-name="P3" draw:layer="layout" svg:x1="17.34cm" svg:y1="6.552cm" svg:x2="17.34cm" svg:y2="11.35cm">
          <text:p/>
        </draw:line>
        <draw:line draw:style-name="gr4" draw:text-style-name="P3" draw:layer="layout" svg:x1="23.162cm" svg:y1="5.764cm" svg:x2="23.162cm" svg:y2="12.16cm">
          <text:p/>
        </draw:line>
        <draw:line draw:style-name="gr4" draw:text-style-name="P3" draw:layer="layout" svg:x1="24.76cm" svg:y1="5.764cm" svg:x2="24.76cm" svg:y2="12.16cm">
          <text:p/>
        </draw:line>
        <draw:line draw:style-name="gr4" draw:text-style-name="P3" draw:layer="layout" svg:x1="26.362cm" svg:y1="5.764cm" svg:x2="26.362cm" svg:y2="12.16cm">
          <text:p/>
        </draw:line>
        <draw:line draw:style-name="gr4" draw:text-style-name="P3" draw:layer="layout" svg:x1="27.96cm" svg:y1="5.764cm" svg:x2="27.96cm" svg:y2="7.366cm">
          <text:p/>
        </draw:line>
        <draw:line draw:style-name="gr4" draw:text-style-name="P3" draw:layer="layout" svg:x1="29.558cm" svg:y1="5.764cm" svg:x2="29.558cm" svg:y2="7.366cm">
          <text:p/>
        </draw:line>
        <draw:line draw:style-name="gr4" draw:text-style-name="P3" draw:layer="layout" svg:x1="27.96cm" svg:y1="7.362cm" svg:x2="27.96cm" svg:y2="8.964cm">
          <text:p/>
        </draw:line>
        <draw:line draw:style-name="gr4" draw:text-style-name="P3" draw:layer="layout" svg:x1="29.558cm" svg:y1="7.362cm" svg:x2="29.558cm" svg:y2="8.964cm">
          <text:p/>
        </draw:line>
        <draw:line draw:style-name="gr4" draw:text-style-name="P3" draw:layer="layout" svg:x1="27.96cm" svg:y1="8.96cm" svg:x2="27.96cm" svg:y2="10.562cm">
          <text:p/>
        </draw:line>
        <draw:line draw:style-name="gr4" draw:text-style-name="P3" draw:layer="layout" svg:x1="29.558cm" svg:y1="8.96cm" svg:x2="29.558cm" svg:y2="10.562cm">
          <text:p/>
        </draw:line>
        <draw:line draw:style-name="gr4" draw:text-style-name="P3" draw:layer="layout" svg:x1="27.96cm" svg:y1="10.558cm" svg:x2="27.96cm" svg:y2="12.16cm">
          <text:p/>
        </draw:line>
        <draw:line draw:style-name="gr4" draw:text-style-name="P3" draw:layer="layout" svg:x1="29.558cm" svg:y1="10.558cm" svg:x2="29.558cm" svg:y2="12.16cm">
          <text:p/>
        </draw:line>
        <draw:line draw:style-name="gr4" draw:text-style-name="P3" draw:layer="layout" svg:x1="29.558cm" svg:y1="5.764cm" svg:x2="29.558cm" svg:y2="12.16cm">
          <text:p/>
        </draw:line>
        <draw:frame draw:style-name="gr6" draw:text-style-name="P5" draw:layer="layout" svg:width="1.111cm" svg:height="0.462cm" svg:x="23.319cm" svg:y="25.496cm">
          <draw:text-box>
            <text:p text:style-name="P4"><text:span text:style-name="T1">Page 1</text:span></text:p>
          </draw:text-box>
        </draw:frame>
        <draw:frame draw:style-name="gr7" draw:text-style-name="P6" draw:layer="layout" svg:width="3.355cm" svg:height="0.568cm" svg:x="5.222cm" svg:y="4.162cm">
          <draw:text-box>
            <text:p text:style-name="P4"><text:span text:style-name="T2">Predicted value</text:span></text:p>
          </draw:text-box>
        </draw:frame>
        <draw:frame draw:style-name="gr7" draw:text-style-name="P6" draw:layer="layout" svg:width="3.355cm" svg:height="0.568cm" svg:x="13.376cm" svg:y="5.175cm">
          <draw:text-box>
            <text:p text:style-name="P4"><text:span text:style-name="T2">Predicted </text:span><text:span text:style-name="T2">value</text:span></text:p>
          </draw:text-box>
        </draw:frame>
        <draw:frame draw:style-name="gr7" draw:text-style-name="P6" draw:layer="layout" svg:width="3.355cm" svg:height="0.568cm" svg:x="24.796cm" svg:y="4.387cm">
          <draw:text-box>
            <text:p text:style-name="P4"><text:span text:style-name="T2">Predicted value</text:span></text:p>
          </draw:text-box>
        </draw:frame>
        <draw:frame draw:style-name="gr8" draw:text-style-name="P5" draw:layer="layout" svg:width="1.505cm" svg:height="0.462cm" svg:x="5.246cm" svg:y="4.963cm">
          <draw:text-box>
            <text:p text:style-name="P4"><text:span text:style-name="T1">Irrelevant</text:span></text:p>
          </draw:text-box>
        </draw:frame>
        <draw:frame draw:style-name="gr9" draw:text-style-name="P5" draw:layer="layout" svg:width="1.386cm" svg:height="0.462cm" svg:x="6.887cm" svg:y="4.963cm">
          <draw:text-box>
            <text:p text:style-name="P4"><text:span text:style-name="T1">Relevant</text:span></text:p>
          </draw:text-box>
        </draw:frame>
        <draw:frame draw:style-name="gr10" draw:text-style-name="P5" draw:layer="layout" svg:width="1.23cm" svg:height="0.462cm" svg:x="12.723cm" svg:y="5.976cm">
          <draw:text-box>
            <text:p text:style-name="P4"><text:span text:style-name="T1">Positive</text:span></text:p>
          </draw:text-box>
        </draw:frame>
        <draw:frame draw:style-name="gr11" draw:text-style-name="P5" draw:layer="layout" svg:width="1.162cm" svg:height="0.462cm" svg:x="14.37cm" svg:y="5.976cm">
          <draw:text-box>
            <text:p text:style-name="P4"><text:span text:style-name="T1">Neutral</text:span></text:p>
          </draw:text-box>
        </draw:frame>
        <draw:frame draw:style-name="gr9" draw:text-style-name="P5" draw:layer="layout" svg:width="1.386cm" svg:height="0.462cm" svg:x="15.841cm" svg:y="5.976cm">
          <draw:text-box>
            <text:p text:style-name="P4"><text:span text:style-name="T1">Negati</text:span><text:span text:style-name="T1">ve</text:span></text:p>
          </draw:text-box>
        </draw:frame>
        <draw:frame draw:style-name="gr8" draw:text-style-name="P5" draw:layer="layout" svg:width="1.505cm" svg:height="0.462cm" svg:x="23.226cm" svg:y="5.188cm">
          <draw:text-box>
            <text:p text:style-name="P4"><text:span text:style-name="T1">Irrelev</text:span><text:span text:style-name="T1">ant</text:span></text:p>
          </draw:text-box>
        </draw:frame>
        <draw:frame draw:style-name="gr10" draw:text-style-name="P5" draw:layer="layout" svg:width="1.23cm" svg:height="0.462cm" svg:x="24.944cm" svg:y="5.188cm">
          <draw:text-box>
            <text:p text:style-name="P4"><text:span text:style-name="T1">Positive</text:span></text:p>
          </draw:text-box>
        </draw:frame>
        <draw:frame draw:style-name="gr11" draw:text-style-name="P5" draw:layer="layout" svg:width="1.162cm" svg:height="0.462cm" svg:x="26.592cm" svg:y="5.188cm">
          <draw:text-box>
            <text:p text:style-name="P4"><text:span text:style-name="T1">Neutral</text:span></text:p>
          </draw:text-box>
        </draw:frame>
        <draw:frame draw:style-name="gr9" draw:text-style-name="P5" draw:layer="layout" svg:width="1.386cm" svg:height="0.462cm" svg:x="28.059cm" svg:y="5.188cm">
          <draw:text-box>
            <text:p text:style-name="P4"><text:span text:style-name="T1">Negative</text:span></text:p>
          </draw:text-box>
        </draw:frame>
        <draw:frame draw:style-name="gr12" draw:text-style-name="P6" draw:layer="layout" svg:width="2.707cm" svg:height="0.568cm" draw:transform="rotate (1.5707963267949) translate (3.808cm 8.387cm)">
          <draw:text-box>
            <text:p text:style-name="P4"><text:span text:style-name="T2">Actual value</text:span></text:p>
          </draw:text-box>
        </draw:frame>
        <draw:frame draw:style-name="gr8" draw:text-style-name="P5" draw:layer="layout" svg:width="1.505cm" svg:height="0.462cm" draw:transform="rotate (1.5707963267949) translate (4.609cm 7.078cm)">
          <draw:text-box>
            <text:p text:style-name="P4"><text:span text:style-name="T1">Irrelevant</text:span></text:p>
          </draw:text-box>
        </draw:frame>
        <draw:frame draw:style-name="gr13" draw:text-style-name="P7" draw:layer="layout" svg:width="1.383cm" svg:height="0.802cm" svg:x="5.37cm" svg:y="6.024cm">
          <draw:text-box>
            <text:p text:style-name="P4"><text:span text:style-name="T3">1007</text:span></text:p>
          </draw:text-box>
        </draw:frame>
        <draw:frame draw:style-name="gr14" draw:text-style-name="P7" draw:layer="layout" svg:width="0.629cm" svg:height="0.738cm" svg:x="7.271cm" svg:y="6.024cm">
          <draw:text-box>
            <text:p text:style-name="P4"><text:span text:style-name="T3">56</text:span></text:p>
          </draw:text-box>
        </draw:frame>
        <draw:frame draw:style-name="gr12" draw:text-style-name="P6" draw:layer="layout" svg:width="2.707cm" svg:height="0.568cm" draw:transform="rotate (1.5707963267949) translate (11.165cm 10.197cm)">
          <draw:text-box>
            <text:p text:style-name="P4"><text:span text:style-name="T2">Actual value</text:span></text:p>
          </draw:text-box>
        </draw:frame>
        <draw:frame draw:style-name="gr10" draw:text-style-name="P5" draw:layer="layout" svg:width="1.23cm" svg:height="0.462cm" draw:transform="rotate (1.5707963267949) translate (11.966cm 7.971cm)">
          <draw:text-box>
            <text:p text:style-name="P4"><text:span text:style-name="T1">Positive</text:span></text:p>
          </draw:text-box>
        </draw:frame>
        <draw:frame draw:style-name="gr15" draw:text-style-name="P7" draw:layer="layout" svg:width="0.942cm" svg:height="0.738cm" svg:x="13.171cm" svg:y="7.037cm">
          <draw:text-box>
            <text:p text:style-name="P8"><text:span text:style-name="T3">3</text:span></text:p>
          </draw:text-box>
        </draw:frame>
        <draw:frame draw:style-name="gr14" draw:text-style-name="P7" draw:layer="layout" svg:width="0.629cm" svg:height="0.738cm" svg:x="14.828cm" svg:y="7.037cm">
          <draw:text-box>
            <text:p text:style-name="P4"><text:span text:style-name="T3">3</text:span></text:p>
          </draw:text-box>
        </draw:frame>
        <draw:frame draw:style-name="gr14" draw:text-style-name="P7" draw:layer="layout" svg:width="0.629cm" svg:height="0.738cm" svg:x="16.234cm" svg:y="7.079cm">
          <draw:text-box>
            <text:p text:style-name="P4"><text:span text:style-name="T3">11</text:span></text:p>
          </draw:text-box>
        </draw:frame>
        <draw:frame draw:style-name="gr12" draw:text-style-name="P6" draw:layer="layout" svg:width="2.707cm" svg:height="0.568cm" draw:transform="rotate (1.5707963267949) translate (21.785cm 10.21cm)">
          <draw:text-box>
            <text:p text:style-name="P4"><text:span text:style-name="T2">Actua</text:span><text:span text:style-name="T2">l </text:span><text:span text:style-name="T2">value</text:span></text:p>
          </draw:text-box>
        </draw:frame>
        <draw:frame draw:style-name="gr8" draw:text-style-name="P5" draw:layer="layout" svg:width="1.505cm" svg:height="0.462cm" draw:transform="rotate (1.5707963267949) translate (22.586cm 7.303cm)">
          <draw:text-box>
            <text:p text:style-name="P4"><text:span text:style-name="T1">Irrelevant</text:span></text:p>
          </draw:text-box>
        </draw:frame>
        <draw:frame draw:style-name="gr14" draw:text-style-name="P7" draw:layer="layout" svg:width="1.137cm" svg:height="0.738cm" svg:x="23.45cm" svg:y="6.249cm">
          <draw:text-box>
            <text:p text:style-name="P4"><text:span text:style-name="T3">1007</text:span></text:p>
          </draw:text-box>
        </draw:frame>
        <draw:frame draw:style-name="gr14" draw:text-style-name="P7" draw:layer="layout" svg:width="0.629cm" svg:height="0.738cm" svg:x="25.448cm" svg:y="6.249cm">
          <draw:text-box>
            <text:p text:style-name="P4"><text:span text:style-name="T3">0</text:span></text:p>
          </draw:text-box>
        </draw:frame>
        <draw:frame draw:style-name="gr14" draw:text-style-name="P7" draw:layer="layout" svg:width="0.629cm" svg:height="0.738cm" svg:x="26.846cm" svg:y="6.249cm">
          <draw:text-box>
            <text:p text:style-name="P4"><text:span text:style-name="T3">16</text:span></text:p>
          </draw:text-box>
        </draw:frame>
        <draw:frame draw:style-name="gr16" draw:text-style-name="P7" draw:layer="layout" svg:width="0.569cm" svg:height="0.738cm" svg:x="28.503cm" svg:y="6.249cm">
          <draw:text-box>
            <text:p text:style-name="P4"><text:span text:style-name="T3">40</text:span></text:p>
          </draw:text-box>
        </draw:frame>
        <draw:frame draw:style-name="gr9" draw:text-style-name="P5" draw:layer="layout" svg:width="1.386cm" svg:height="0.462cm" draw:transform="rotate (1.5707963267949) translate (4.609cm 8.637cm)">
          <draw:text-box>
            <text:p text:style-name="P4"><text:span text:style-name="T1">Relevant</text:span></text:p>
          </draw:text-box>
        </draw:frame>
        <draw:frame draw:style-name="gr17" draw:text-style-name="P7" draw:layer="layout" svg:width="0.844cm" svg:height="1.475cm" svg:x="5.728cm" svg:y="7.625cm">
          <draw:text-box>
            <text:p text:style-name="P4"><text:span text:style-name="T3">42</text:span></text:p>
          </draw:text-box>
        </draw:frame>
        <draw:frame draw:style-name="gr14" draw:text-style-name="P7" draw:layer="layout" svg:width="0.629cm" svg:height="0.738cm" svg:x="7.271cm" svg:y="7.625cm">
          <draw:text-box>
            <text:p text:style-name="P4"><text:span text:style-name="T3">44</text:span></text:p>
          </draw:text-box>
        </draw:frame>
        <draw:frame draw:style-name="gr11" draw:text-style-name="P5" draw:layer="layout" svg:width="1.162cm" svg:height="0.462cm" draw:transform="rotate (1.5707963267949) translate (11.966cm 9.523cm)">
          <draw:text-box>
            <text:p text:style-name="P4"><text:span text:style-name="T1">Neutral</text:span></text:p>
          </draw:text-box>
        </draw:frame>
        <draw:frame draw:style-name="gr14" draw:text-style-name="P7" draw:layer="layout" svg:width="0.629cm" svg:height="0.738cm" svg:x="13.226cm" svg:y="8.638cm">
          <draw:text-box>
            <text:p text:style-name="P4"><text:span text:style-name="T3">0</text:span></text:p>
          </draw:text-box>
        </draw:frame>
        <draw:frame draw:style-name="gr15" draw:text-style-name="P7" draw:layer="layout" svg:width="0.942cm" svg:height="0.738cm" svg:x="14.669cm" svg:y="8.638cm">
          <draw:text-box>
            <text:p text:style-name="P4"><text:span text:style-name="T3">12</text:span></text:p>
          </draw:text-box>
        </draw:frame>
        <draw:frame draw:style-name="gr14" draw:text-style-name="P7" draw:layer="layout" svg:width="0.629cm" svg:height="0.738cm" svg:x="16.226cm" svg:y="8.638cm">
          <draw:text-box>
            <text:p text:style-name="P4"><text:span text:style-name="T3">17</text:span></text:p>
          </draw:text-box>
        </draw:frame>
        <draw:frame draw:style-name="gr10" draw:text-style-name="P5" draw:layer="layout" svg:width="1.23cm" svg:height="0.462cm" draw:transform="rotate (1.5707963267949) translate (22.586cm 8.781cm)">
          <draw:text-box>
            <text:p text:style-name="P4"><text:span text:style-name="T1">Positive</text:span></text:p>
          </draw:text-box>
        </draw:frame>
        <draw:frame draw:style-name="gr16" draw:text-style-name="P7" draw:layer="layout" svg:width="0.563cm" svg:height="0.738cm" svg:x="23.805cm" svg:y="7.85cm">
          <draw:text-box>
            <text:p text:style-name="P4"><text:span text:style-name="T3">9</text:span></text:p>
          </draw:text-box>
        </draw:frame>
        <draw:frame draw:style-name="gr14" draw:text-style-name="P7" draw:layer="layout" svg:width="0.629cm" svg:height="0.738cm" svg:x="25.448cm" svg:y="7.85cm">
          <draw:text-box>
            <text:p text:style-name="P4"><text:span text:style-name="T3">3</text:span></text:p>
          </draw:text-box>
        </draw:frame>
        <draw:frame draw:style-name="gr16" draw:text-style-name="P7" draw:layer="layout" svg:width="0.563cm" svg:height="0.738cm" svg:x="27.005cm" svg:y="7.85cm">
          <draw:text-box>
            <text:p text:style-name="P4"><text:span text:style-name="T3">0</text:span></text:p>
          </draw:text-box>
        </draw:frame>
        <draw:frame draw:style-name="gr14" draw:text-style-name="P7" draw:layer="layout" svg:width="0.629cm" svg:height="0.738cm" svg:x="28.647cm" svg:y="7.85cm">
          <draw:text-box>
            <text:p text:style-name="P4"><text:span text:style-name="T3">5</text:span></text:p>
          </draw:text-box>
        </draw:frame>
        <draw:frame draw:style-name="gr9" draw:text-style-name="P5" draw:layer="layout" svg:width="1.386cm" svg:height="0.462cm" draw:transform="rotate (1.5707963267949) translate (11.966cm 11.248cm)">
          <draw:text-box>
            <text:p text:style-name="P4"><text:span text:style-name="T1">Negative</text:span></text:p>
          </draw:text-box>
        </draw:frame>
        <draw:frame draw:style-name="gr14" draw:text-style-name="P7" draw:layer="layout" svg:width="0.629cm" svg:height="0.738cm" svg:x="13.226cm" svg:y="10.236cm">
          <draw:text-box>
            <text:p text:style-name="P4"><text:span text:style-name="T3">1</text:span></text:p>
          </draw:text-box>
        </draw:frame>
        <draw:frame draw:style-name="gr14" draw:text-style-name="P7" draw:layer="layout" svg:width="0.629cm" svg:height="0.738cm" svg:x="14.628cm" svg:y="10.236cm">
          <draw:text-box>
            <text:p text:style-name="P4"><text:span text:style-name="T3">13</text:span></text:p>
          </draw:text-box>
        </draw:frame>
        <draw:frame draw:style-name="gr11" draw:text-style-name="P5" draw:layer="layout" svg:width="1.162cm" svg:height="0.462cm" draw:transform="rotate (1.5707963267949) translate (22.586cm 10.333cm)">
          <draw:text-box>
            <text:p text:style-name="P4"><text:span text:style-name="T1">Neutral</text:span></text:p>
          </draw:text-box>
        </draw:frame>
        <draw:frame draw:style-name="gr16" draw:text-style-name="P7" draw:layer="layout" svg:width="0.569cm" svg:height="0.738cm" svg:x="23.705cm" svg:y="9.448cm">
          <draw:text-box>
            <text:p text:style-name="P4"><text:span text:style-name="T3">17</text:span></text:p>
          </draw:text-box>
        </draw:frame>
        <draw:frame draw:style-name="gr14" draw:text-style-name="P7" draw:layer="layout" svg:width="0.629cm" svg:height="0.738cm" svg:x="25.448cm" svg:y="9.448cm">
          <draw:text-box>
            <text:p text:style-name="P4"><text:span text:style-name="T3">0</text:span></text:p>
          </draw:text-box>
        </draw:frame>
        <draw:frame draw:style-name="gr14" draw:text-style-name="P7" draw:layer="layout" svg:width="0.629cm" svg:height="0.738cm" svg:x="27.046cm" svg:y="9.448cm">
          <draw:text-box>
            <text:p text:style-name="P4"><text:span text:style-name="T3">4</text:span></text:p>
          </draw:text-box>
        </draw:frame>
        <draw:frame draw:style-name="gr16" draw:text-style-name="P7" draw:layer="layout" svg:width="0.563cm" svg:height="0.738cm" svg:x="28.603cm" svg:y="9.448cm">
          <draw:text-box>
            <text:p text:style-name="P4"><text:span text:style-name="T3">8</text:span></text:p>
          </draw:text-box>
        </draw:frame>
        <draw:frame draw:style-name="gr9" draw:text-style-name="P5" draw:layer="layout" svg:width="1.386cm" svg:height="0.462cm" draw:transform="rotate (1.5707963267949) translate (22.586cm 12.062cm)">
          <draw:text-box>
            <text:p text:style-name="P4"><text:span text:style-name="T1">Negative</text:span></text:p>
          </draw:text-box>
        </draw:frame>
        <draw:frame draw:style-name="gr16" draw:text-style-name="P7" draw:layer="layout" svg:width="0.569cm" svg:height="0.738cm" svg:x="23.705cm" svg:y="11.046cm">
          <draw:text-box>
            <text:p text:style-name="P4"><text:span text:style-name="T3">16</text:span></text:p>
          </draw:text-box>
        </draw:frame>
        <draw:frame draw:style-name="gr16" draw:text-style-name="P7" draw:layer="layout" svg:width="0.563cm" svg:height="0.738cm" svg:x="25.406cm" svg:y="11.046cm">
          <draw:text-box>
            <text:p text:style-name="P4"><text:span text:style-name="T3">0</text:span></text:p>
          </draw:text-box>
        </draw:frame>
        <draw:frame draw:style-name="gr14" draw:text-style-name="P7" draw:layer="layout" svg:width="0.629cm" svg:height="0.738cm" svg:x="27.046cm" svg:y="11.046cm">
          <draw:text-box>
            <text:p text:style-name="P4"><text:span text:style-name="T3">5</text:span></text:p>
          </draw:text-box>
        </draw:frame>
        <draw:frame draw:style-name="gr16" draw:text-style-name="P7" draw:layer="layout" svg:width="0.569cm" svg:height="0.738cm" svg:x="28.503cm" svg:y="11.046cm">
          <draw:text-box>
            <text:p text:style-name="P4"><text:span text:style-name="T3">19</text:span></text:p>
          </draw:text-box>
        </draw:frame>
        <draw:frame draw:style-name="gr15" draw:text-style-name="P7" draw:layer="layout" svg:width="0.942cm" svg:height="0.738cm" svg:x="16.307cm" svg:y="10.22cm">
          <draw:text-box>
            <text:p text:style-name="P4"><text:span text:style-name="T3">26</text:span></text:p>
          </draw:text-box>
        </draw:frame>
        <draw:frame draw:style-name="gr18" draw:text-style-name="P9" draw:layer="layout" svg:width="4.445cm" svg:height="1.016cm" svg:x="4.386cm" svg:y="1.746cm">
          <draw:text-box>
            <text:p>relevance</text:p>
          </draw:text-box>
        </draw:frame>
        <draw:frame draw:style-name="gr19" draw:text-style-name="P9" draw:layer="layout" svg:width="4.699cm" svg:height="0.937cm" svg:x="12.26cm" svg:y="2.381cm">
          <draw:text-box>
            <text:p>bpef</text:p>
          </draw:text-box>
        </draw:frame>
        <draw:polygon draw:style-name="gr1" draw:text-style-name="P1" draw:layer="layout" svg:width="1.601cm" svg:height="1.601cm" svg:x="11.729cm" svg:y="16.937cm" svg:viewBox="0 0 1602 1602" draw:points="0,1602 1602,1602 1602,0 0,0">
          <text:p/>
        </draw:polygon>
        <draw:polygon draw:style-name="gr2" draw:text-style-name="P2" draw:layer="layout" svg:width="4.798cm" svg:height="1.601cm" svg:x="13.327cm" svg:y="16.937cm" svg:viewBox="0 0 4799 1602" draw:points="0,1602 4799,1602 4799,0 0,0">
          <text:p/>
        </draw:polygon>
        <draw:polygon draw:style-name="gr2" draw:text-style-name="P2" draw:layer="layout" svg:width="1.601cm" svg:height="1.601cm" svg:x="11.729cm" svg:y="18.535cm" svg:viewBox="0 0 1602 1602" draw:points="0,1602 1602,1602 1602,0 0,0">
          <text:p/>
        </draw:polygon>
        <draw:polygon draw:style-name="gr3" draw:text-style-name="P1" draw:layer="layout" svg:width="1.601cm" svg:height="1.601cm" svg:x="13.327cm" svg:y="18.535cm" svg:viewBox="0 0 1602 1602" draw:points="0,1602 1602,1602 1602,0 0,0">
          <text:p/>
        </draw:polygon>
        <draw:polygon draw:style-name="gr2" draw:text-style-name="P2" draw:layer="layout" svg:width="3.2cm" svg:height="1.601cm" svg:x="14.928cm" svg:y="18.535cm" svg:viewBox="0 0 3201 1602" draw:points="0,1602 3201,1602 3201,0 0,0">
          <text:p/>
        </draw:polygon>
        <draw:polygon draw:style-name="gr2" draw:text-style-name="P2" draw:layer="layout" svg:width="3.199cm" svg:height="1.601cm" svg:x="11.729cm" svg:y="20.133cm" svg:viewBox="0 0 3200 1602" draw:points="0,1602 3200,1602 3200,0 0,0">
          <text:p/>
        </draw:polygon>
        <draw:polygon draw:style-name="gr3" draw:text-style-name="P1" draw:layer="layout" svg:width="1.602cm" svg:height="1.601cm" svg:x="14.928cm" svg:y="20.133cm" svg:viewBox="0 0 1603 1602" draw:points="0,1602 1603,1602 1603,0 0,0">
          <text:p/>
        </draw:polygon>
        <draw:polygon draw:style-name="gr2" draw:text-style-name="P2" draw:layer="layout" svg:width="1.601cm" svg:height="1.601cm" svg:x="16.527cm" svg:y="20.133cm" svg:viewBox="0 0 1602 1602" draw:points="0,1602 1602,1602 1602,0 0,0">
          <text:p/>
        </draw:polygon>
        <draw:polygon draw:style-name="gr2" draw:text-style-name="P2" draw:layer="layout" svg:width="4.798cm" svg:height="1.601cm" svg:x="11.729cm" svg:y="21.731cm" svg:viewBox="0 0 4799 1602" draw:points="0,1602 4799,1602 4799,0 0,0">
          <text:p/>
        </draw:polygon>
        <draw:polygon draw:style-name="gr1" draw:text-style-name="P1" draw:layer="layout" svg:width="1.601cm" svg:height="1.601cm" svg:x="16.527cm" svg:y="21.731cm" svg:viewBox="0 0 1602 1602" draw:points="0,1602 1602,1602 1602,0 0,0">
          <text:p/>
        </draw:polygon>
        <draw:line draw:style-name="gr4" draw:text-style-name="P3" draw:layer="layout" svg:x1="11.732cm" svg:y1="16.94cm" svg:x2="18.128cm" svg:y2="16.94cm">
          <text:p/>
        </draw:line>
        <draw:line draw:style-name="gr4" draw:text-style-name="P3" draw:layer="layout" svg:x1="11.732cm" svg:y1="18.538cm" svg:x2="18.128cm" svg:y2="18.538cm">
          <text:p/>
        </draw:line>
        <draw:line draw:style-name="gr4" draw:text-style-name="P3" draw:layer="layout" svg:x1="11.732cm" svg:y1="20.136cm" svg:x2="18.128cm" svg:y2="20.136cm">
          <text:p/>
        </draw:line>
        <draw:line draw:style-name="gr4" draw:text-style-name="P3" draw:layer="layout" svg:x1="11.732cm" svg:y1="21.738cm" svg:x2="13.334cm" svg:y2="21.738cm">
          <text:p/>
        </draw:line>
        <draw:line draw:style-name="gr4" draw:text-style-name="P3" draw:layer="layout" svg:x1="11.732cm" svg:y1="23.336cm" svg:x2="13.334cm" svg:y2="23.336cm">
          <text:p/>
        </draw:line>
        <draw:line draw:style-name="gr4" draw:text-style-name="P3" draw:layer="layout" svg:x1="13.33cm" svg:y1="21.738cm" svg:x2="14.932cm" svg:y2="21.738cm">
          <text:p/>
        </draw:line>
        <draw:line draw:style-name="gr4" draw:text-style-name="P3" draw:layer="layout" svg:x1="13.33cm" svg:y1="23.336cm" svg:x2="14.932cm" svg:y2="23.336cm">
          <text:p/>
        </draw:line>
        <draw:line draw:style-name="gr4" draw:text-style-name="P3" draw:layer="layout" svg:x1="14.928cm" svg:y1="21.738cm" svg:x2="16.53cm" svg:y2="21.738cm">
          <text:p/>
        </draw:line>
        <draw:line draw:style-name="gr4" draw:text-style-name="P3" draw:layer="layout" svg:x1="14.928cm" svg:y1="23.336cm" svg:x2="16.53cm" svg:y2="23.336cm">
          <text:p/>
        </draw:line>
        <draw:line draw:style-name="gr4" draw:text-style-name="P3" draw:layer="layout" svg:x1="16.53cm" svg:y1="21.738cm" svg:x2="18.128cm" svg:y2="21.738cm">
          <text:p/>
        </draw:line>
        <draw:line draw:style-name="gr4" draw:text-style-name="P3" draw:layer="layout" svg:x1="16.53cm" svg:y1="23.336cm" svg:x2="18.128cm" svg:y2="23.336cm">
          <text:p/>
        </draw:line>
        <draw:line draw:style-name="gr4" draw:text-style-name="P3" draw:layer="layout" svg:x1="11.732cm" svg:y1="23.336cm" svg:x2="18.128cm" svg:y2="23.336cm">
          <text:p/>
        </draw:line>
        <draw:line draw:style-name="gr4" draw:text-style-name="P3" draw:layer="layout" svg:x1="11.732cm" svg:y1="16.94cm" svg:x2="11.732cm" svg:y2="23.336cm">
          <text:p/>
        </draw:line>
        <draw:line draw:style-name="gr4" draw:text-style-name="P3" draw:layer="layout" svg:x1="13.33cm" svg:y1="16.94cm" svg:x2="13.33cm" svg:y2="23.336cm">
          <text:p/>
        </draw:line>
        <draw:line draw:style-name="gr4" draw:text-style-name="P3" draw:layer="layout" svg:x1="14.932cm" svg:y1="16.94cm" svg:x2="14.932cm" svg:y2="23.336cm">
          <text:p/>
        </draw:line>
        <draw:line draw:style-name="gr4" draw:text-style-name="P3" draw:layer="layout" svg:x1="16.53cm" svg:y1="16.94cm" svg:x2="16.53cm" svg:y2="18.542cm">
          <text:p/>
        </draw:line>
        <draw:line draw:style-name="gr4" draw:text-style-name="P3" draw:layer="layout" svg:x1="18.128cm" svg:y1="16.94cm" svg:x2="18.128cm" svg:y2="18.542cm">
          <text:p/>
        </draw:line>
        <draw:line draw:style-name="gr4" draw:text-style-name="P3" draw:layer="layout" svg:x1="16.53cm" svg:y1="18.538cm" svg:x2="16.53cm" svg:y2="20.14cm">
          <text:p/>
        </draw:line>
        <draw:line draw:style-name="gr4" draw:text-style-name="P3" draw:layer="layout" svg:x1="18.128cm" svg:y1="18.538cm" svg:x2="18.128cm" svg:y2="20.14cm">
          <text:p/>
        </draw:line>
        <draw:line draw:style-name="gr4" draw:text-style-name="P3" draw:layer="layout" svg:x1="16.53cm" svg:y1="20.136cm" svg:x2="16.53cm" svg:y2="21.738cm">
          <text:p/>
        </draw:line>
        <draw:line draw:style-name="gr4" draw:text-style-name="P3" draw:layer="layout" svg:x1="18.128cm" svg:y1="20.136cm" svg:x2="18.128cm" svg:y2="21.738cm">
          <text:p/>
        </draw:line>
        <draw:line draw:style-name="gr4" draw:text-style-name="P3" draw:layer="layout" svg:x1="16.53cm" svg:y1="21.734cm" svg:x2="16.53cm" svg:y2="23.336cm">
          <text:p/>
        </draw:line>
        <draw:line draw:style-name="gr4" draw:text-style-name="P3" draw:layer="layout" svg:x1="18.128cm" svg:y1="21.734cm" svg:x2="18.128cm" svg:y2="23.336cm">
          <text:p/>
        </draw:line>
        <draw:line draw:style-name="gr4" draw:text-style-name="P3" draw:layer="layout" svg:x1="18.128cm" svg:y1="16.94cm" svg:x2="18.128cm" svg:y2="23.336cm">
          <text:p/>
        </draw:line>
        <draw:frame draw:style-name="gr7" draw:text-style-name="P6" draw:layer="layout" svg:width="3.355cm" svg:height="0.568cm" svg:x="13.366cm" svg:y="15.563cm">
          <draw:text-box>
            <text:p text:style-name="P4"><text:span text:style-name="T2">Predicted value</text:span></text:p>
          </draw:text-box>
        </draw:frame>
        <draw:frame draw:style-name="gr8" draw:text-style-name="P5" draw:layer="layout" svg:width="1.505cm" svg:height="0.462cm" svg:x="11.796cm" svg:y="16.364cm">
          <draw:text-box>
            <text:p text:style-name="P4"><text:span text:style-name="T1">Irrelevant</text:span></text:p>
          </draw:text-box>
        </draw:frame>
        <draw:frame draw:style-name="gr10" draw:text-style-name="P5" draw:layer="layout" svg:width="1.23cm" svg:height="0.462cm" svg:x="13.514cm" svg:y="16.364cm">
          <draw:text-box>
            <text:p text:style-name="P4"><text:span text:style-name="T1">Positive</text:span></text:p>
          </draw:text-box>
        </draw:frame>
        <draw:frame draw:style-name="gr11" draw:text-style-name="P5" draw:layer="layout" svg:width="1.162cm" svg:height="0.462cm" svg:x="15.162cm" svg:y="16.364cm">
          <draw:text-box>
            <text:p text:style-name="P4"><text:span text:style-name="T1">Neutral</text:span></text:p>
          </draw:text-box>
        </draw:frame>
        <draw:frame draw:style-name="gr9" draw:text-style-name="P5" draw:layer="layout" svg:width="1.386cm" svg:height="0.462cm" svg:x="16.629cm" svg:y="16.364cm">
          <draw:text-box>
            <text:p text:style-name="P4"><text:span text:style-name="T1">Negative</text:span></text:p>
          </draw:text-box>
        </draw:frame>
        <draw:frame draw:style-name="gr12" draw:text-style-name="P6" draw:layer="layout" svg:width="2.707cm" svg:height="0.568cm" draw:transform="rotate (1.5707963267949) translate (10.355cm 21.386cm)">
          <draw:text-box>
            <text:p text:style-name="P4"><text:span text:style-name="T2">Actual value</text:span></text:p>
          </draw:text-box>
        </draw:frame>
        <draw:frame draw:style-name="gr8" draw:text-style-name="P5" draw:layer="layout" svg:width="1.505cm" svg:height="0.462cm" draw:transform="rotate (1.5707963267949) translate (11.156cm 18.479cm)">
          <draw:text-box>
            <text:p text:style-name="P4"><text:span text:style-name="T1">Irrelevant</text:span></text:p>
          </draw:text-box>
        </draw:frame>
        <draw:frame draw:style-name="gr14" draw:text-style-name="P7" draw:layer="layout" svg:width="1.137cm" svg:height="0.738cm" svg:x="11.92cm" svg:y="17.425cm">
          <draw:text-box>
            <text:p text:style-name="P4"><text:span text:style-name="T3">1226</text:span></text:p>
          </draw:text-box>
        </draw:frame>
        <draw:frame draw:style-name="gr14" draw:text-style-name="P7" draw:layer="layout" svg:width="0.629cm" svg:height="0.738cm" svg:x="14.018cm" svg:y="17.425cm">
          <draw:text-box>
            <text:p text:style-name="P4"><text:span text:style-name="T3">1</text:span></text:p>
          </draw:text-box>
        </draw:frame>
        <draw:frame draw:style-name="gr14" draw:text-style-name="P7" draw:layer="layout" svg:width="0.629cm" svg:height="0.738cm" svg:x="15.416cm" svg:y="17.425cm">
          <draw:text-box>
            <text:p text:style-name="P4"><text:span text:style-name="T3">17</text:span></text:p>
          </draw:text-box>
        </draw:frame>
        <draw:frame draw:style-name="gr16" draw:text-style-name="P7" draw:layer="layout" svg:width="0.569cm" svg:height="0.738cm" svg:x="17.073cm" svg:y="17.425cm">
          <draw:text-box>
            <text:p text:style-name="P4"><text:span text:style-name="T3">44</text:span></text:p>
          </draw:text-box>
        </draw:frame>
        <draw:frame draw:style-name="gr10" draw:text-style-name="P5" draw:layer="layout" svg:width="1.23cm" svg:height="0.462cm" draw:transform="rotate (1.5707963267949) translate (11.156cm 19.957cm)">
          <draw:text-box>
            <text:p text:style-name="P4"><text:span text:style-name="T1">Positive</text:span></text:p>
          </draw:text-box>
        </draw:frame>
        <draw:frame draw:style-name="gr20" draw:text-style-name="P7" draw:layer="layout" svg:width="0.678cm" svg:height="1.475cm" svg:x="12.26cm" svg:y="19.026cm">
          <draw:text-box>
            <text:p text:style-name="P4"><text:span text:style-name="T3">12</text:span></text:p>
          </draw:text-box>
        </draw:frame>
        <draw:frame draw:style-name="gr14" draw:text-style-name="P7" draw:layer="layout" svg:width="0.629cm" svg:height="0.738cm" svg:x="14.018cm" svg:y="19.026cm">
          <draw:text-box>
            <text:p text:style-name="P4"><text:span text:style-name="T3">0</text:span></text:p>
          </draw:text-box>
        </draw:frame>
        <draw:frame draw:style-name="gr16" draw:text-style-name="P7" draw:layer="layout" svg:width="0.563cm" svg:height="0.738cm" svg:x="15.575cm" svg:y="19.026cm">
          <draw:text-box>
            <text:p text:style-name="P4"><text:span text:style-name="T3">3</text:span></text:p>
          </draw:text-box>
        </draw:frame>
        <draw:frame draw:style-name="gr14" draw:text-style-name="P7" draw:layer="layout" svg:width="0.629cm" svg:height="0.738cm" svg:x="17.217cm" svg:y="19.026cm">
          <draw:text-box>
            <text:p text:style-name="P4"><text:span text:style-name="T3">7</text:span></text:p>
          </draw:text-box>
        </draw:frame>
        <draw:frame draw:style-name="gr11" draw:text-style-name="P5" draw:layer="layout" svg:width="1.162cm" svg:height="0.462cm" draw:transform="rotate (1.5707963267949) translate (11.156cm 21.509cm)">
          <draw:text-box>
            <text:p text:style-name="P4"><text:span text:style-name="T1">Neutral</text:span></text:p>
          </draw:text-box>
        </draw:frame>
        <draw:frame draw:style-name="gr16" draw:text-style-name="P7" draw:layer="layout" svg:width="0.569cm" svg:height="0.738cm" svg:x="12.275cm" svg:y="20.624cm">
          <draw:text-box>
            <text:p text:style-name="P4"><text:span text:style-name="T3">18</text:span></text:p>
          </draw:text-box>
        </draw:frame>
        <draw:frame draw:style-name="gr14" draw:text-style-name="P7" draw:layer="layout" svg:width="0.629cm" svg:height="0.738cm" svg:x="14.018cm" svg:y="20.624cm">
          <draw:text-box>
            <text:p text:style-name="P4"><text:span text:style-name="T3">0</text:span></text:p>
          </draw:text-box>
        </draw:frame>
        <draw:frame draw:style-name="gr14" draw:text-style-name="P7" draw:layer="layout" svg:width="0.629cm" svg:height="0.738cm" svg:x="15.616cm" svg:y="20.624cm">
          <draw:text-box>
            <text:p text:style-name="P4"><text:span text:style-name="T3">9</text:span></text:p>
          </draw:text-box>
        </draw:frame>
        <draw:frame draw:style-name="gr16" draw:text-style-name="P7" draw:layer="layout" svg:width="0.569cm" svg:height="0.738cm" svg:x="17.073cm" svg:y="20.624cm">
          <draw:text-box>
            <text:p text:style-name="P4"><text:span text:style-name="T3">10</text:span></text:p>
          </draw:text-box>
        </draw:frame>
        <draw:frame draw:style-name="gr9" draw:text-style-name="P5" draw:layer="layout" svg:width="1.386cm" svg:height="0.462cm" draw:transform="rotate (1.5707963267949) translate (11.156cm 23.238cm)">
          <draw:text-box>
            <text:p text:style-name="P4"><text:span text:style-name="T1">Negative</text:span></text:p>
          </draw:text-box>
        </draw:frame>
        <draw:frame draw:style-name="gr16" draw:text-style-name="P7" draw:layer="layout" svg:width="0.569cm" svg:height="0.738cm" svg:x="12.275cm" svg:y="22.222cm">
          <draw:text-box>
            <text:p text:style-name="P4"><text:span text:style-name="T3">22</text:span></text:p>
          </draw:text-box>
        </draw:frame>
        <draw:frame draw:style-name="gr16" draw:text-style-name="P7" draw:layer="layout" svg:width="0.563cm" svg:height="0.738cm" svg:x="13.976cm" svg:y="22.222cm">
          <draw:text-box>
            <text:p text:style-name="P4"><text:span text:style-name="T3">0</text:span></text:p>
          </draw:text-box>
        </draw:frame>
        <draw:frame draw:style-name="gr14" draw:text-style-name="P7" draw:layer="layout" svg:width="0.629cm" svg:height="0.738cm" svg:x="15.616cm" svg:y="22.222cm">
          <draw:text-box>
            <text:p text:style-name="P4"><text:span text:style-name="T3">0</text:span></text:p>
          </draw:text-box>
        </draw:frame>
        <draw:frame draw:style-name="gr16" draw:text-style-name="P7" draw:layer="layout" svg:width="0.569cm" svg:height="0.738cm" svg:x="17.073cm" svg:y="22.222cm">
          <draw:text-box>
            <text:p text:style-name="P4"><text:span text:style-name="T3">27</text:span></text:p>
          </draw:text-box>
        </draw:frame>
        <draw:frame draw:style-name="gr18" draw:text-style-name="P9" draw:layer="layout" svg:width="5.715cm" svg:height="1.016cm" svg:x="12.26cm" svg:y="13.049cm">
          <draw:text-box>
            <text:p>te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.1cm" fo:margin-right="1cm" fo:page-width="47.75cm" fo:page-height="27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05T16:12:40.784941244</dc:date>
    <meta:editing-duration>PT31M18S</meta:editing-duration>
    <meta:editing-cycles>11</meta:editing-cycles>
    <meta:generator>LibreOffice/6.0.7.3$Linux_X86_64 LibreOffice_project/00m0$Build-3</meta:generator>
    <meta:document-statistic meta:object-count="176"/>
  </office:meta>
</office:document-meta>
</file>